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4.643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2.865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3.792cm" fo:break-before="auto" style:use-optimal-row-height="true"/>
    </style:style>
    <style:style style:name="ro5" style:family="table-row">
      <style:table-row-properties style:row-height="1.917cm" fo:break-before="auto" style:use-optimal-row-height="true"/>
    </style:style>
    <style:style style:name="ro7" style:family="table-row">
      <style:table-row-properties style:row-height="4.166cm" fo:break-before="auto" style:use-optimal-row-height="true"/>
    </style:style>
    <style:style style:name="ro8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-bottom="2.49pt solid #000000" fo:background-color="#2a6099" style:text-align-source="fix" style:repeat-content="false" fo:wrap-option="wrap" fo:border-left="2.49pt solid #000000" fo:border-right="0.06pt solid #3465a4" fo:border-top="2.49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74pt solid #2a6099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2a6099" style:text-align-source="fix" style:repeat-content="false" fo:wrap-option="wrap" fo:border="2.49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2.49pt solid #000000" fo:background-color="#2a6099" style:text-align-source="fix" style:repeat-content="false" fo:wrap-option="wrap" fo:border-left="0.06pt solid #3465a4" fo:border-right="0.06pt solid #3465a4" fo:border-top="2.49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Hoja1.A2">
          <table:error-message table:message-type="stop" table:display="true"/>
        </table:content-validation>
        <table:content-validation table:name="val2" table:condition="of:cell-content-is-in-list(tblTipo)" table:allow-empty-cell="true" table:display-list="unsorted" table:base-cell-address="Hoja1.B2">
          <table:error-message table:message-type="stop" table:display="true"/>
        </table:content-validation>
      </table:content-validations>
      <table:table table:name="Hoja1" table:style-name="ta1">
        <table:table-column table:style-name="co3" table:default-cell-style-name="ce10"/>
        <table:table-column table:style-name="co2" table:default-cell-style-name="ce1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10"/>
        <table:table-row table:style-name="ro2">
          <table:table-cell table:style-name="ce1" office:value-type="string" calcext:value-type="string">
            <text:p>Fecha Detección</text:p>
          </table:table-cell>
          <table:table-cell table:style-name="ce4" office:value-type="string" calcext:value-type="string">
            <text:p>Tipo</text:p>
          </table:table-cell>
          <table:table-cell table:style-name="ce5" office:value-type="string" calcext:value-type="string">
            <text:p>Descripción</text:p>
          </table:table-cell>
          <table:table-cell table:style-name="ce4" office:value-type="string" calcext:value-type="string">
            <text:p>Análisis de Causa</text:p>
          </table:table-cell>
          <table:table-cell table:style-name="ce5" office:value-type="string" calcext:value-type="string">
            <text:p>Solución</text:p>
          </table:table-cell>
          <table:table-cell table:style-name="ce4" office:value-type="string" calcext:value-type="string">
            <text:p>Fecha Solución</text:p>
          </table:table-cell>
        </table:table-row>
        <table:table-row table:style-name="ro3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Falta vista para manejo de Responsable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 office:value-type="string" calcext:value-type="string">
            <text:p>Se agregó como modal en la vista de Usuarios.</text:p>
          </table:table-cell>
          <table:table-cell table:style-name="ce2" table:content-validation-name="val1" office:value-type="date" office:date-value="2022-10-16" calcext:value-type="date">
            <text:p>16/10/22</text:p>
          </table:table-cell>
        </table:table-row>
        <table:table-row table:style-name="ro4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En las vistas de Manejo de las diferentes acciones no se muestran los responsables si no áreas y usuario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 office:value-type="string" calcext:value-type="string">
            <text:p>Se agregaron los responsables en las vistas de editar acciones.</text:p>
            <text:p>Se visualizan los responsables, nombre completo de los usuarios y el área a la que pertenecen.</text:p>
          </table:table-cell>
          <table:table-cell table:style-name="ce2" table:content-validation-name="val1" office:value-type="date" office:date-value="2019-12-03" calcext:value-type="date">
            <text:p>03/12/19</text:p>
          </table:table-cell>
        </table:table-row>
        <table:table-row table:style-name="ro5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editar texto de acciones/actividades luego de implementadas (aunque no se modifique la fecha).</text:p>
          </table:table-cell>
          <table:table-cell office:value-type="string" calcext:value-type="string">
            <text:p>Luego de implementada o cerrada la acción se debe limitar el tipo de edición del registro de forma de minimizar el riesgo de insertar errores.</text:p>
          </table:table-cell>
          <table:table-cell/>
          <table:table-cell table:content-validation-name="val1"/>
        </table:table-row>
        <table:table-row table:style-name="ro5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indicar que se implementó una acción o actividad cuando el responsable definido es otro usuario.</text:p>
          </table:table-cell>
          <table:table-cell office:value-type="string" calcext:value-type="string">
            <text:p>Asegurar que el responsable de cada acción sea quien tiene la capacidad de definir si es eficaz o fue correctamente implementada.</text:p>
          </table:table-cell>
          <table:table-cell/>
          <table:table-cell table:content-validation-name="val1"/>
        </table:table-row>
        <table:table-row table:style-name="ro7">
          <table:table-cell table:style-name="ce2" table:content-validation-name="val1" office:value-type="date" office:date-value="2019-12-03" calcext:value-type="date">
            <text:p>03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En las vistas de Manejo de Actividades no se muestran los responsables si no áreas y usuario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 office:value-type="string" calcext:value-type="string">
            <text:p>Se agregaron los responsables en las vistas de Agregar/Editar Actividades. Se visualizan los responsables, nombre completo de los usuarios y el área a la que pertenecen.</text:p>
          </table:table-cell>
          <table:table-cell table:style-name="ce2" table:content-validation-name="val1" office:value-type="date" office:date-value="2019-12-04" calcext:value-type="date">
            <text:p>04/12/19</text:p>
          </table:table-cell>
        </table:table-row>
        <table:table-row table:style-name="ro8">
          <table:table-cell table:style-name="ce2" table:content-validation-name="val1" office:value-type="date" office:date-value="2019-12-04" calcext:value-type="date">
            <text:p>04/12/19</text:p>
          </table:table-cell>
          <table:table-cell table:content-validation-name="val2" office:value-type="string" calcext:value-type="string">
            <text:p>Corrección</text:p>
          </table:table-cell>
          <table:table-cell office:value-type="string" calcext:value-type="string">
            <text:p>No se guardan las actividades nuevas.</text:p>
          </table:table-cell>
          <table:table-cell table:number-columns-repeated="2"/>
          <table:table-cell table:content-validation-name="val1"/>
        </table:table-row>
        <table:table-row table:style-name="ro5">
          <table:table-cell table:style-name="ce2" table:content-validation-name="val1" office:value-type="date" office:date-value="2019-12-04" calcext:value-type="date">
            <text:p>04/12/19</text:p>
          </table:table-cell>
          <table:table-cell table:content-validation-name="val2" office:value-type="string" calcext:value-type="string">
            <text:p>Corrección</text:p>
          </table:table-cell>
          <table:table-cell office:value-type="string" calcext:value-type="string">
            <text:p>Cuando se crea una nueva actividad se cambia el estado de la acción aunque no esté implementada ninguna actividad o acción.</text:p>
          </table:table-cell>
          <table:table-cell table:number-columns-repeated="2"/>
          <table:table-cell table:content-validation-name="val1"/>
        </table:table-row>
        <table:table-row table:style-name="ro6" table:number-rows-repeated="22">
          <table:table-cell table:content-validation-name="val1"/>
          <table:table-cell table:content-validation-name="val2"/>
          <table:table-cell table:number-columns-repeated="3"/>
          <table:table-cell table:content-validation-name="val1"/>
        </table:table-row>
        <table:table-row table:style-name="ro6">
          <table:table-cell table:content-validation-name="val1"/>
          <table:table-cell table:content-validation-name="val2"/>
          <table:table-cell table:number-columns-repeated="3"/>
          <table:table-cell table:content-validation-name="val1"/>
        </table:table-row>
      </table:table>
      <table:table table:name="Aux" table:style-name="ta1">
        <table:table-column table:style-name="co2" table:default-cell-style-name="ce15"/>
        <table:table-row table:style-name="ro6">
          <table:table-cell table:style-name="ce14" office:value-type="string" calcext:value-type="string">
            <text:p>Tipo</text:p>
          </table:table-cell>
        </table:table-row>
        <table:table-row table:style-name="ro6">
          <table:table-cell office:value-type="string" calcext:value-type="string">
            <text:p>Mejora</text:p>
          </table:table-cell>
        </table:table-row>
        <table:table-row table:style-name="ro6">
          <table:table-cell office:value-type="string" calcext:value-type="string">
            <text:p>Tarea</text:p>
          </table:table-cell>
        </table:table-row>
        <table:table-row table:style-name="ro6">
          <table:table-cell office:value-type="string" calcext:value-type="string">
            <text:p>Corrección</text:p>
          </table:table-cell>
        </table:table-row>
      </table:table>
      <table:named-expressions>
        <table:named-range table:name="tblTipo" table:base-cell-address="$Aux.$A$2" table:cell-range-address="$Aux.$A$2:.$A$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ego J. Pérez</meta:initial-creator>
    <meta:creation-date>2019-12-02T22:31:10.105000000</meta:creation-date>
    <dc:date>2022-10-23T23:25:20.035000000</dc:date>
    <meta:editing-duration>PT31M47S</meta:editing-duration>
    <meta:editing-cycles>8</meta:editing-cycles>
    <meta:generator>LibreOffice/7.4.2.3$Windows_X86_64 LibreOffice_project/382eef1f22670f7f4118c8c2dd222ec7ad009daf</meta:generator>
    <dc:creator>Diego Pérez</dc:creator>
    <meta:document-statistic meta:table-count="2" meta:cell-count="42" meta:object-count="0"/>
  </office:meta>
</office:document-meta>
</file>